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ans" svg:font-family="Sans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3.39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231cm"/>
    </style:style>
    <style:style style:name="co8" style:family="table-column">
      <style:table-column-properties fo:break-before="auto" style:column-width="2.057cm"/>
    </style:style>
    <style:style style:name="co9" style:family="table-column">
      <style:table-column-properties fo:break-before="auto" style:column-width="1.893cm"/>
    </style:style>
    <style:style style:name="co10" style:family="table-column">
      <style:table-column-properties fo:break-before="auto" style:column-width="4.568cm"/>
    </style:style>
    <style:style style:name="co11" style:family="table-column">
      <style:table-column-properties fo:break-before="auto" style:column-width="2.448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3.459cm"/>
    </style:style>
    <style:style style:name="co14" style:family="table-column">
      <style:table-column-properties fo:break-before="auto" style:column-width="4.602cm"/>
    </style:style>
    <style:style style:name="co15" style:family="table-column">
      <style:table-column-properties fo:break-before="auto" style:column-width="4.9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6pt solid #000000" style:cell-protect="protected" style:print-content="true" style:diagonal-bl-tr="none" style:diagonal-tl-br="none" style:text-align-source="value-type" style:repeat-content="false" fo:background-color="transparent" fo:wrap-option="no-wrap" fo:border-left="0.6pt solid #000000" style:direction="ltr" fo:padding="0.071cm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6pt solid #000000" fo:background-color="#ffff00" style:cell-protect="protected" style:print-content="true" style:diagonal-bl-tr="none" style:diagonal-tl-br="none" style:text-align-source="value-type" style:repeat-content="false" fo:wrap-option="no-wrap" fo:border-left="0.6pt solid #000000" style:direction="ltr" fo:padding="0.071cm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6pt solid #000000" style:cell-protect="protected" style:print-content="true" style:diagonal-bl-tr="none" style:diagonal-tl-br="none" style:text-align-source="value-type" style:repeat-content="false" fo:background-color="transparent" fo:wrap-option="no-wrap" fo:border-left="0.79pt solid #000000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6pt solid #000000" fo:background-color="#ffff00" style:cell-protect="protected" style:print-content="true" style:diagonal-bl-tr="none" style:diagonal-tl-br="none" style:text-align-source="value-type" style:repeat-content="false" fo:wrap-option="no-wrap" fo:border-left="0.79pt solid #000000" style:direction="ltr" fo:padding="0.071cm" fo:border-right="0.6pt solid #000000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6pt solid #000000" style:cell-protect="protected" style:print-content="true" style:diagonal-bl-tr="none" style:diagonal-tl-br="none" style:text-align-source="value-type" style:repeat-content="false" fo:background-color="transparent" fo:wrap-option="no-wrap" fo:border-left="0.6pt solid #000000" style:direction="ltr" fo:padding="0.071cm" fo:border-right="0.7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6pt solid #000000" style:cell-protect="protected" style:print-content="true" style:diagonal-bl-tr="none" style:diagonal-tl-br="none" style:text-align-source="value-type" style:repeat-content="false" fo:background-color="transparent" fo:wrap-option="no-wrap" fo:border-left="0.6pt solid #000000" style:direction="ltr" fo:padding="0.071cm" fo:border-right="0.79pt solid #000000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9pt solid #000000" style:cell-protect="protected" style:print-content="true" style:diagonal-bl-tr="none" style:diagonal-tl-br="none" style:text-align-source="value-type" style:repeat-content="false" fo:background-color="transparent" fo:wrap-option="no-wrap" fo:border-left="0.6pt solid #000000" style:direction="ltr" fo:padding="0.071cm" fo:border-right="0.79pt solid #000000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6pt solid #000000" style:rotation-angle="0" style:rotation-align="none" style:shrink-to-fit="false" fo:border-top="0.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shapes>
          <draw:frame draw:z-index="0" draw:style-name="gr1" draw:text-style-name="P1" svg:width="15.999cm" svg:height="8.999cm" svg:x="17.624cm" svg:y="3.936cm">
            <draw:object draw:notify-on-update-of-ranges="Feuil1.A11:Feuil1.A19 Feuil1.B11:Feuil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39cm" svg:y="16.247cm">
            <draw:object draw:notify-on-update-of-ranges="Feuil1.B37:Feuil1.B43 Feuil1.D37:Feuil1.D43 Feuil1.B37:Feuil1.B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952cm" svg:height="7.223cm" svg:x="17.263cm" svg:y="12.62cm">
            <draw:object draw:notify-on-update-of-ranges="Feuil1.B29:Feuil1.B35 Feuil1.D29:Feuil1.D35 Feuil1.B29:Feuil1.B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876cm" svg:height="8.999cm" svg:x="16.592cm" svg:y="18.891cm">
            <draw:object draw:notify-on-update-of-ranges="Feuil1.D46:Feuil1.D52 Feuil1.B46:Feuil1.B5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235" table:default-cell-style-name="ce2"/>
        <table:table-column table:style-name="co8" table:number-columns-repeated="4" table:default-cell-style-name="ce17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Noms</text:p>
          </table:table-cell>
          <table:table-cell table:number-columns-repeated="2" table:style-name="ce5" office:value-type="string">
            <text:p><text:s/></text:p>
          </table:table-cell>
          <table:table-cell table:style-name="ce5"/>
          <table:table-cell table:style-name="ce1" office:value-type="string">
            <text:p>Dat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onnées physiqu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T °C</text:p>
          </table:table-cell>
          <table:table-cell table:style-name="ce4" office:value-type="string">
            <text:p>T K</text:p>
          </table:table-cell>
          <table:table-cell table:style-name="ce4" office:value-type="string">
            <text:p>P mm Hg</text:p>
          </table:table-cell>
          <table:table-cell table:style-name="ce4" office:value-type="string">
            <text:p>Densité kg/m^3</text:p>
          </table:table-cell>
          <table:table-cell/>
          <table:table-cell office:value-type="string">
            <text:p>Pression sonde Pa</text:p>
          </table:table-cell>
          <table:table-cell office:value-type="string">
            <text:p>Vitesse m/s</text:p>
          </table:table-cell>
          <table:table-cell table:number-columns-repeated="1017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table:formula="of:=[.A5]+273.15" office:value-type="float" office:value="273.15">
            <text:p>273,15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1.293">
            <text:p>1,293</text:p>
          </table:table-cell>
          <table:table-cell/>
          <table:table-cell table:style-name="ce5" office:value-type="float" office:value="0">
            <text:p>0</text:p>
          </table:table-cell>
          <table:table-cell table:style-name="ce4" table:formula="of:=SQRT(2*[.F5]/[.$D$6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4" table:formula="of:=[.A6]+273.15" office:value-type="float" office:value="297.15">
            <text:p>297,15</text:p>
          </table:table-cell>
          <table:table-cell table:style-name="ce5" office:value-type="float" office:value="750">
            <text:p>750</text:p>
          </table:table-cell>
          <table:table-cell table:style-name="ce4" table:formula="of:=[.D5]*[.B5]/[.B6]*[.C6]/[.C5]" office:value-type="float" office:value="1.17292884375249">
            <text:p>1,1729288438</text:p>
          </table:table-cell>
          <table:table-cell/>
          <table:table-cell table:style-name="ce4" table:formula="of:=0.5*[.$D$6]*[.G6]*[.G6]" office:value-type="float" office:value="77.5599197931335">
            <text:p>77,5599197931</text:p>
          </table:table-cell>
          <table:table-cell table:style-name="ce5" office:value-type="float" office:value="11.5">
            <text:p>11,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Mesures</text:p>
          </table:table-cell>
          <table:table-cell table:number-columns-repeated="1023"/>
        </table:table-row>
        <table:table-row table:style-name="ro2">
          <table:table-cell table:style-name="ce3"/>
          <table:table-cell/>
          <table:table-cell table:style-name="ce9" office:value-type="string" table:number-columns-spanned="2" table:number-rows-spanned="1">
            <text:p>Mesure de la vitesse extérieure Vm(x)</text:p>
          </table:table-cell>
          <table:covered-table-cell table:style-name="ce9"/>
          <table:table-cell table:number-columns-repeated="3"/>
          <table:table-cell table:style-name="ce19"/>
          <table:table-cell table:number-columns-repeated="1016"/>
        </table:table-row>
        <table:table-row table:style-name="ro1">
          <table:table-cell table:style-name="ce4" office:value-type="string">
            <text:p>x mm</text:p>
          </table:table-cell>
          <table:table-cell table:style-name="ce6" office:value-type="string">
            <text:p>delta mm</text:p>
          </table:table-cell>
          <table:table-cell table:style-name="ce10" office:value-type="string">
            <text:p>pression sonde Pa</text:p>
          </table:table-cell>
          <table:table-cell table:style-name="ce12" office:value-type="string">
            <text:p>Vm m/s</text:p>
          </table:table-cell>
          <table:table-cell table:style-name="ce15" office:value-type="string">
            <text:p>pression 0,95Vm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7" office:value-type="float" office:value="0.55">
            <text:p>0,55</text:p>
          </table:table-cell>
          <table:table-cell table:style-name="ce11" office:value-type="float" office:value="77">
            <text:p>77</text:p>
          </table:table-cell>
          <table:table-cell table:style-name="ce13" table:formula="of:=SQRT(2*[.C11]/[.$D$6])" office:value-type="float" office:value="11.4584144684038">
            <text:p>11,4584144684</text:p>
          </table:table-cell>
          <table:table-cell table:style-name="ce15" table:formula="of:=0.95*0.95*[.C11]" office:value-type="float" office:value="69.4925">
            <text:p>69,492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office:value-type="float" office:value="0.66">
            <text:p>0,66</text:p>
          </table:table-cell>
          <table:table-cell table:style-name="ce11" office:value-type="float" office:value="76">
            <text:p>76</text:p>
          </table:table-cell>
          <table:table-cell table:style-name="ce13" table:formula="of:=SQRT(2*[.C12]/[.$D$6])" office:value-type="float" office:value="11.3837660225127">
            <text:p>11,3837660225</text:p>
          </table:table-cell>
          <table:table-cell table:style-name="ce15" table:formula="of:=0.95*0.95*[.C12]" office:value-type="float" office:value="68.59">
            <text:p>68,59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office:value-type="float" office:value="0.68">
            <text:p>0,68</text:p>
          </table:table-cell>
          <table:table-cell table:style-name="ce11" office:value-type="float" office:value="77">
            <text:p>77</text:p>
          </table:table-cell>
          <table:table-cell table:style-name="ce13" table:formula="of:=SQRT(2*[.C13]/[.$D$6])" office:value-type="float" office:value="11.4584144684038">
            <text:p>11,4584144684</text:p>
          </table:table-cell>
          <table:table-cell table:style-name="ce15" table:formula="of:=0.95*0.95*[.C13]" office:value-type="float" office:value="69.4925">
            <text:p>69,492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office:value-type="float" office:value="0.76">
            <text:p>0,76</text:p>
          </table:table-cell>
          <table:table-cell table:style-name="ce11" office:value-type="float" office:value="77">
            <text:p>77</text:p>
          </table:table-cell>
          <table:table-cell table:style-name="ce13" table:formula="of:=SQRT(2*[.C14]/[.$D$6])" office:value-type="float" office:value="11.4584144684038">
            <text:p>11,4584144684</text:p>
          </table:table-cell>
          <table:table-cell table:style-name="ce15" table:formula="of:=0.95*0.95*[.C14]" office:value-type="float" office:value="69.4925">
            <text:p>69,492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office:value-type="float" office:value="0.81">
            <text:p>0,81</text:p>
          </table:table-cell>
          <table:table-cell table:style-name="ce11" office:value-type="float" office:value="78">
            <text:p>78</text:p>
          </table:table-cell>
          <table:table-cell table:style-name="ce13" table:formula="of:=SQRT(2*[.C15]/[.$D$6])" office:value-type="float" office:value="11.5325797376016">
            <text:p>11,5325797376</text:p>
          </table:table-cell>
          <table:table-cell table:style-name="ce15" table:formula="of:=0.95*0.95*[.C15]" office:value-type="float" office:value="70.395">
            <text:p>70,39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7" office:value-type="float" office:value="0.82">
            <text:p>0,82</text:p>
          </table:table-cell>
          <table:table-cell table:style-name="ce11" office:value-type="float" office:value="78">
            <text:p>78</text:p>
          </table:table-cell>
          <table:table-cell table:style-name="ce13" table:formula="of:=SQRT(2*[.C16]/[.$D$6])" office:value-type="float" office:value="11.5325797376016">
            <text:p>11,5325797376</text:p>
          </table:table-cell>
          <table:table-cell table:style-name="ce15" table:formula="of:=0.95*0.95*[.C16]" office:value-type="float" office:value="70.395">
            <text:p>70,39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7" office:value-type="float" office:value="0.88">
            <text:p>0,88</text:p>
          </table:table-cell>
          <table:table-cell table:style-name="ce11" office:value-type="float" office:value="77">
            <text:p>77</text:p>
          </table:table-cell>
          <table:table-cell table:style-name="ce13" table:formula="of:=SQRT(2*[.C17]/[.$D$6])" office:value-type="float" office:value="11.4584144684038">
            <text:p>11,4584144684</text:p>
          </table:table-cell>
          <table:table-cell table:style-name="ce15" table:formula="of:=0.95*0.95*[.C17]" office:value-type="float" office:value="69.4925">
            <text:p>69,492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7" office:value-type="float" office:value="0.92">
            <text:p>0,92</text:p>
          </table:table-cell>
          <table:table-cell table:style-name="ce11" office:value-type="float" office:value="78">
            <text:p>78</text:p>
          </table:table-cell>
          <table:table-cell table:style-name="ce13" table:formula="of:=SQRT(2*[.C18]/[.$D$6])" office:value-type="float" office:value="11.5325797376016">
            <text:p>11,5325797376</text:p>
          </table:table-cell>
          <table:table-cell table:style-name="ce15" table:formula="of:=0.95*0.95*[.C18]" office:value-type="float" office:value="70.395">
            <text:p>70,395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7" office:value-type="float" office:value="0.94">
            <text:p>0,94</text:p>
          </table:table-cell>
          <table:table-cell table:style-name="ce11" office:value-type="string">
            <text:p><text:s/></text:p>
          </table:table-cell>
          <table:table-cell table:style-name="ce13" table:formula="of:=SQRT(2*[.C19]/[.$D$6])" office:value-type="float" office:value="0">
            <text:p>#VALEUR !</text:p>
          </table:table-cell>
          <table:table-cell table:style-name="ce15" table:formula="of:=0.95*0.95*[.C19]" office:value-type="float" office:value="0">
            <text:p>#VALEUR !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7" office:value-type="float" office:value="1">
            <text:p>1</text:p>
          </table:table-cell>
          <table:table-cell table:style-name="ce11" office:value-type="string">
            <text:p><text:s/></text:p>
          </table:table-cell>
          <table:table-cell table:style-name="ce13" table:formula="of:=SQRT(2*[.C20]/[.$D$6])" office:value-type="float" office:value="0">
            <text:p>#VALEUR !</text:p>
          </table:table-cell>
          <table:table-cell table:style-name="ce15" table:formula="of:=0.95*0.95*[.C20]" office:value-type="float" office:value="0">
            <text:p>#VALEUR !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7" office:value-type="float" office:value="1.07">
            <text:p>1,07</text:p>
          </table:table-cell>
          <table:table-cell table:style-name="ce11" office:value-type="string">
            <text:p><text:s/></text:p>
          </table:table-cell>
          <table:table-cell table:style-name="ce13" table:formula="of:=SQRT(2*[.C21]/[.$D$6])" office:value-type="float" office:value="0">
            <text:p>#VALEUR !</text:p>
          </table:table-cell>
          <table:table-cell table:style-name="ce15" table:formula="of:=0.95*0.95*[.C21]" office:value-type="float" office:value="0">
            <text:p>#VALEUR !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55">
            <text:p>55</text:p>
          </table:table-cell>
          <table:table-cell table:style-name="ce7" office:value-type="float" office:value="1.19">
            <text:p>1,19</text:p>
          </table:table-cell>
          <table:table-cell table:style-name="ce11" office:value-type="string">
            <text:p><text:s/></text:p>
          </table:table-cell>
          <table:table-cell table:style-name="ce13" table:formula="of:=SQRT(2*[.C22]/[.$D$6])" office:value-type="float" office:value="0">
            <text:p>#VALEUR !</text:p>
          </table:table-cell>
          <table:table-cell table:style-name="ce15" table:formula="of:=0.95*0.95*[.C22]" office:value-type="float" office:value="0">
            <text:p>#VALEUR !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83">
            <text:p>83</text:p>
          </table:table-cell>
          <table:table-cell table:style-name="ce17" table:number-columns-repeated="13"/>
          <table:table-cell table:number-columns-repeated="1004"/>
        </table:table-row>
        <table:table-row table:style-name="ro1">
          <table:table-cell table:style-name="ce5" office:value-type="float" office:value="60">
            <text:p>60</text:p>
          </table:table-cell>
          <table:table-cell table:style-name="ce7" office:value-type="float" office:value="1.35">
            <text:p>1,35</text:p>
          </table:table-cell>
          <table:table-cell table:style-name="ce11" office:value-type="string">
            <text:p><text:s/></text:p>
          </table:table-cell>
          <table:table-cell table:style-name="ce13" table:formula="of:=SQRT(2*[.C23]/[.$D$6])" office:value-type="float" office:value="0">
            <text:p>#VALEUR !</text:p>
          </table:table-cell>
          <table:table-cell table:style-name="ce15" table:formula="of:=0.95*0.95*[.C23]" office:value-type="float" office:value="0">
            <text:p>#VALEUR !</text:p>
          </table:table-cell>
          <table:table-cell table:style-name="ce17" table:number-columns-repeated="15"/>
          <table:table-cell table:number-columns-repeated="1004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7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3" table:formula="of:=SQRT(2*[.C24]/[.$D$6])" office:value-type="float" office:value="0">
            <text:p>#VALEUR !</text:p>
          </table:table-cell>
          <table:table-cell table:style-name="ce15" table:formula="of:=0.95*0.95*[.C24]" office:value-type="float" office:value="0">
            <text:p>#VALEUR !</text:p>
          </table:table-cell>
          <table:table-cell table:style-name="ce18" table:number-columns-repeated="3"/>
          <table:table-cell table:style-name="ce17" table:number-columns-repeated="12"/>
          <table:table-cell table:number-columns-repeated="1004"/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7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3" table:formula="of:=SQRT(2*[.C25]/[.$D$6])" office:value-type="float" office:value="0">
            <text:p>#VALEUR !</text:p>
          </table:table-cell>
          <table:table-cell table:style-name="ce15" table:formula="of:=0.95*0.95*[.C25]" office:value-type="float" office:value="0">
            <text:p>#VALEUR !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7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4" table:formula="of:=SQRT(2*[.C26]/[.$D$6])" office:value-type="float" office:value="0">
            <text:p>#VALEUR !</text:p>
          </table:table-cell>
          <table:table-cell table:style-name="ce15" table:formula="of:=0.95*0.95*[.C26]" office:value-type="float" office:value="0">
            <text:p>#VALEUR 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x(mm)</text:p>
          </table:table-cell>
          <table:table-cell office:value-type="string">
            <text:p>y(mm)</text:p>
          </table:table-cell>
          <table:table-cell office:value-type="string">
            <text:p>Pa</text:p>
          </table:table-cell>
          <table:table-cell office:value-type="string">
            <text:p>Vitesse (m/s)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formula="of:=0.2/[.B18]" office:value-type="float" office:value="0.217391304347826">
            <text:p>0,2173913043</text:p>
          </table:table-cell>
          <table:table-cell office:value-type="float" office:value="29">
            <text:p>29</text:p>
          </table:table-cell>
          <table:table-cell table:style-name="ce13" table:formula="of:=SQRT(2*[.C29]/[.$D$6])/11.5" office:value-type="float" office:value="0.611477277525232">
            <text:p>0,6114772775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8" table:formula="of:=0.4/[.B18]" office:value-type="float" office:value="0.434782608695652">
            <text:p>0,4347826087</text:p>
          </table:table-cell>
          <table:table-cell office:value-type="float" office:value="47">
            <text:p>47</text:p>
          </table:table-cell>
          <table:table-cell table:style-name="ce13" table:formula="of:=SQRT(2*[.C30]/[.$D$6])/11.5" office:value-type="float" office:value="0.7784491581674">
            <text:p>0,7784491582</text:p>
          </table:table-cell>
          <table:table-cell table:number-columns-repeated="1020"/>
        </table:table-row>
        <table:table-row table:style-name="ro1">
          <table:table-cell/>
          <table:table-cell table:formula="of:=0.6/0.92" office:value-type="float" office:value="0.652173913043478">
            <text:p>0,652173913</text:p>
          </table:table-cell>
          <table:table-cell office:value-type="float" office:value="58">
            <text:p>58</text:p>
          </table:table-cell>
          <table:table-cell table:style-name="ce13" table:formula="of:=SQRT(2*[.C31]/[.$D$6])/11.5" office:value-type="float" office:value="0.86475945895916">
            <text:p>0,864759459</text:p>
          </table:table-cell>
          <table:table-cell table:number-columns-repeated="1020"/>
        </table:table-row>
        <table:table-row table:style-name="ro1">
          <table:table-cell/>
          <table:table-cell table:formula="of:=0.8/0.92" office:value-type="float" office:value="0.869565217391304">
            <text:p>0,8695652174</text:p>
          </table:table-cell>
          <table:table-cell office:value-type="float" office:value="65">
            <text:p>65</text:p>
          </table:table-cell>
          <table:table-cell table:style-name="ce13" table:formula="of:=SQRT(2*[.C32]/[.$D$6])/11.5" office:value-type="float" office:value="0.915457111378462">
            <text:p>0,9154571114</text:p>
          </table:table-cell>
          <table:table-cell table:number-columns-repeated="1020"/>
        </table:table-row>
        <table:table-row table:style-name="ro1">
          <table:table-cell/>
          <table:table-cell table:formula="of:=1/0.92" office:value-type="float" office:value="1.08695652173913">
            <text:p>1,0869565217</text:p>
          </table:table-cell>
          <table:table-cell office:value-type="float" office:value="70">
            <text:p>70</text:p>
          </table:table-cell>
          <table:table-cell table:style-name="ce13" table:formula="of:=SQRT(2*[.C33]/[.$D$6])/11.5" office:value-type="float" office:value="0.950014741538563">
            <text:p>0,9500147415</text:p>
          </table:table-cell>
          <table:table-cell table:number-columns-repeated="1020"/>
        </table:table-row>
        <table:table-row table:style-name="ro1">
          <table:table-cell/>
          <table:table-cell table:formula="of:=1.2/0.92" office:value-type="float" office:value="1.30434782608696">
            <text:p>1,3043478261</text:p>
          </table:table-cell>
          <table:table-cell office:value-type="float" office:value="71">
            <text:p>71</text:p>
          </table:table-cell>
          <table:table-cell table:style-name="ce13" table:formula="of:=SQRT(2*[.C34]/[.$D$6])/11.5" office:value-type="float" office:value="0.956776497628375">
            <text:p>0,9567764976</text:p>
          </table:table-cell>
          <table:table-cell table:number-columns-repeated="1020"/>
        </table:table-row>
        <table:table-row table:style-name="ro1">
          <table:table-cell/>
          <table:table-cell table:formula="of:=1.4/0.92" office:value-type="float" office:value="1.52173913043478">
            <text:p>1,5217391304</text:p>
          </table:table-cell>
          <table:table-cell office:value-type="float" office:value="73">
            <text:p>73</text:p>
          </table:table-cell>
          <table:table-cell table:style-name="ce13" table:formula="of:=SQRT(2*[.C35]/[.$D$6])/11.5" office:value-type="float" office:value="0.970158637007831">
            <text:p>0,9701586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>
            <text:p>5</text:p>
          </table:table-cell>
          <table:table-cell table:formula="of:=[.F46]/[.B12]" office:value-type="float" office:value="0.303030303030303">
            <text:p>0,303030303</text:p>
          </table:table-cell>
          <table:table-cell office:value-type="float" office:value="33">
            <text:p>33</text:p>
          </table:table-cell>
          <table:table-cell table:style-name="ce13" table:formula="of:=SQRT(2*[.C37]/[.$D$6])/11.5" office:value-type="float" office:value="0.652286355846432">
            <text:p>0,6522863558</text:p>
          </table:table-cell>
          <table:table-cell table:number-columns-repeated="1020"/>
        </table:table-row>
        <table:table-row table:style-name="ro1">
          <table:table-cell/>
          <table:table-cell table:formula="of:=[.F47]/[.B13]" office:value-type="float" office:value="0.441176470588235">
            <text:p>0,4411764706</text:p>
          </table:table-cell>
          <table:table-cell office:value-type="float" office:value="39">
            <text:p>39</text:p>
          </table:table-cell>
          <table:table-cell table:style-name="ce13" table:formula="of:=SQRT(2*[.C38]/[.$D$6])/11.5" office:value-type="float" office:value="0.709110029307187">
            <text:p>0,7091100293</text:p>
          </table:table-cell>
          <table:table-cell table:number-columns-repeated="1020"/>
        </table:table-row>
        <table:table-row table:style-name="ro1">
          <table:table-cell/>
          <table:table-cell table:formula="of:=[.F48]/[.B14]" office:value-type="float" office:value="0.526315789473684">
            <text:p>0,5263157895</text:p>
          </table:table-cell>
          <table:table-cell office:value-type="float" office:value="57">
            <text:p>57</text:p>
          </table:table-cell>
          <table:table-cell table:style-name="ce13" table:formula="of:=SQRT(2*[.C39]/[.$D$6])/11.5" office:value-type="float" office:value="0.857272223150793">
            <text:p>0,8572722232</text:p>
          </table:table-cell>
          <table:table-cell table:number-columns-repeated="1020"/>
        </table:table-row>
        <table:table-row table:style-name="ro1">
          <table:table-cell/>
          <table:table-cell table:formula="of:=[.F49]/[.B15]" office:value-type="float" office:value="0.740740740740741">
            <text:p>0,7407407407</text:p>
          </table:table-cell>
          <table:table-cell office:value-type="float" office:value="66">
            <text:p>66</text:p>
          </table:table-cell>
          <table:table-cell table:style-name="ce13" table:formula="of:=SQRT(2*[.C40]/[.$D$6])/11.5" office:value-type="float" office:value="0.922472210988946">
            <text:p>0,922472211</text:p>
          </table:table-cell>
          <table:table-cell table:number-columns-repeated="1020"/>
        </table:table-row>
        <table:table-row table:style-name="ro1">
          <table:table-cell/>
          <table:table-cell table:formula="of:=[.F50]/[.B16]" office:value-type="float" office:value="0.975609756097561">
            <text:p>0,9756097561</text:p>
          </table:table-cell>
          <table:table-cell office:value-type="float" office:value="71">
            <text:p>71</text:p>
          </table:table-cell>
          <table:table-cell table:style-name="ce13" table:formula="of:=SQRT(2*[.C41]/[.$D$6])/11.5" office:value-type="float" office:value="0.956776497628375">
            <text:p>0,9567764976</text:p>
          </table:table-cell>
          <table:table-cell table:number-columns-repeated="1020"/>
        </table:table-row>
        <table:table-row table:style-name="ro1">
          <table:table-cell/>
          <table:table-cell table:formula="of:=[.F51]/[.B17]" office:value-type="float" office:value="1.13636363636364">
            <text:p>1,1363636364</text:p>
          </table:table-cell>
          <table:table-cell office:value-type="float" office:value="73">
            <text:p>73</text:p>
          </table:table-cell>
          <table:table-cell table:style-name="ce13" table:formula="of:=SQRT(2*[.C42]/[.$D$6])/11.5" office:value-type="float" office:value="0.970158637007831">
            <text:p>0,970158637</text:p>
          </table:table-cell>
          <table:table-cell table:number-columns-repeated="1020"/>
        </table:table-row>
        <table:table-row table:style-name="ro1">
          <table:table-cell/>
          <table:table-cell table:formula="of:=[.F52]/[.B18]" office:value-type="float" office:value="1.30434782608696">
            <text:p>1,3043478261</text:p>
          </table:table-cell>
          <table:table-cell office:value-type="float" office:value="75">
            <text:p>75</text:p>
          </table:table-cell>
          <table:table-cell table:style-name="ce13" table:formula="of:=SQRT(2*[.C43]/[.$D$6])/11.5" office:value-type="float" office:value="0.983358681004936">
            <text:p>0,9833586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17">
            <text:p>17</text:p>
          </table:table-cell>
          <table:table-cell table:style-name="ce13" table:formula="of:=SQRT(2*[.C46]/[.$D$6])" office:value-type="float" office:value="5.383982323987">
            <text:p>5,383982324</text:p>
          </table:table-cell>
          <table:table-cell/>
          <table:table-cell office:value-type="float" office:value="0.2">
            <text:p>0,2</text:p>
          </table:table-cell>
          <table:table-cell table:style-name="ce13" table:formula="of:=SQRT(2*[.F46]/[.$D$6])" office:value-type="float" office:value="0.583974875215027">
            <text:p>0,58397487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21">
            <text:p>21</text:p>
          </table:table-cell>
          <table:table-cell table:style-name="ce13" table:formula="of:=SQRT(2*[.C47]/[.$D$6])" office:value-type="float" office:value="5.98396179488578">
            <text:p>5,9839617949</text:p>
          </table:table-cell>
          <table:table-cell/>
          <table:table-cell office:value-type="float" office:value="0.3">
            <text:p>0,3</text:p>
          </table:table-cell>
          <table:table-cell table:style-name="ce13" table:formula="of:=SQRT(2*[.F47]/[.$D$6])" office:value-type="float" office:value="0.715220233441147">
            <text:p>0,71522023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29">
            <text:p>29</text:p>
          </table:table-cell>
          <table:table-cell table:style-name="ce13" table:formula="of:=SQRT(2*[.C48]/[.$D$6])" office:value-type="float" office:value="7.03198869154017">
            <text:p>7,0319886915</text:p>
          </table:table-cell>
          <table:table-cell/>
          <table:table-cell office:value-type="float" office:value="0.4">
            <text:p>0,4</text:p>
          </table:table-cell>
          <table:table-cell table:style-name="ce13" table:formula="of:=SQRT(2*[.F48]/[.$D$6])" office:value-type="float" office:value="0.825865188614226">
            <text:p>0,82586518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42">
            <text:p>42</text:p>
          </table:table-cell>
          <table:table-cell table:style-name="ce13" table:formula="of:=SQRT(2*[.C49]/[.$D$6])" office:value-type="float" office:value="8.46259992704992">
            <text:p>8,462599927</text:p>
          </table:table-cell>
          <table:table-cell/>
          <table:table-cell office:value-type="float" office:value="0.6">
            <text:p>0,6</text:p>
          </table:table-cell>
          <table:table-cell table:style-name="ce13" table:formula="of:=SQRT(2*[.F49]/[.$D$6])" office:value-type="float" office:value="1.01147415421612">
            <text:p>1,01147415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float" office:value="51">
            <text:p>51</text:p>
          </table:table-cell>
          <table:table-cell table:style-name="ce13" table:formula="of:=SQRT(2*[.C50]/[.$D$6])" office:value-type="float" office:value="9.32533093219825">
            <text:p>9,3253309322</text:p>
          </table:table-cell>
          <table:table-cell/>
          <table:table-cell office:value-type="float" office:value="0.8">
            <text:p>0,8</text:p>
          </table:table-cell>
          <table:table-cell table:style-name="ce13" table:formula="of:=SQRT(2*[.F50]/[.$D$6])" office:value-type="float" office:value="1.16794975043005">
            <text:p>1,16794975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style-name="ce13" table:formula="of:=SQRT(2*[.C51]/[.$D$6])" office:value-type="float" office:value="9.77176869185275">
            <text:p>9,7717686919</text:p>
          </table:table-cell>
          <table:table-cell/>
          <table:table-cell office:value-type="float" office:value="1">
            <text:p>1</text:p>
          </table:table-cell>
          <table:table-cell table:style-name="ce13" table:formula="of:=SQRT(2*[.F51]/[.$D$6])" office:value-type="float" office:value="1.30580751813276">
            <text:p>1,305807518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.2">
            <text:p>1,2</text:p>
          </table:table-cell>
          <table:table-cell office:value-type="float" office:value="60">
            <text:p>60</text:p>
          </table:table-cell>
          <table:table-cell table:style-name="ce13" table:formula="of:=SQRT(2*[.C52]/[.$D$6])" office:value-type="float" office:value="10.1147415421612">
            <text:p>10,1147415422</text:p>
          </table:table-cell>
          <table:table-cell/>
          <table:table-cell office:value-type="float" office:value="1.2">
            <text:p>1,2</text:p>
          </table:table-cell>
          <table:table-cell table:style-name="ce13" table:formula="of:=SQRT(2*[.F52]/[.$D$6])" office:value-type="float" office:value="1.43044046688229">
            <text:p>1,4304404669</text:p>
          </table:table-cell>
          <table:table-cell table:number-columns-repeated="1017"/>
        </table:table-row>
        <table:table-row table:style-name="ro1" table:number-rows-repeated="6546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1">
          <table:table-cell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Print_Area" table:base-cell-address="$Feuil1.$A$1" table:expression="NA()"/>
          <table:named-expression table:name="Excel_BuiltIn_Sheet_Title" table:base-cell-address="$Feuil1.$A$1" table:expression="&quot;Feuil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Sans" svg:font-family="Sans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217cm"/>
      </style:header-style>
      <style:footer-style>
        <style:header-footer-properties fo:min-height="0.75cm" fo:margin-left="0.122cm" fo:margin-right="0.122cm" fo:margin-top="0.217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1">00/00/0000</text:date>, <text:time style:data-style-name="N2" text:time-value="0000-00-00T16:54:12.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Delbende</meta:initial-creator>
    <meta:creation-date>2013-09-02T14:44:05</meta:creation-date>
    <dc:date>2021-03-31T17:03:33.81</dc:date>
    <meta:print-date>2009-04-22T21:24:48</meta:print-date>
    <meta:editing-cycles>16</meta:editing-cycles>
    <meta:editing-duration>P21DT22H43M40S</meta:editing-duration>
    <meta:generator>LibreOffice/4.0.5.2$Windows_x86 LibreOffice_project/5464147a081647a250913f19c0715bca595af2f</meta:generator>
    <meta:document-statistic meta:table-count="1" meta:cell-count="196" meta:object-count="4"/>
    <meta:user-defined meta:name="AppVersion">14.0300</meta:user-defined>
    <meta:user-defined meta:name="Company">LIMSI-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188cm" style:legend-expansion="high" chart:style-name="ch2"/>
        <chart:plot-area chart:style-name="ch3" table:cell-range-address="Feuil1.A11:Feuil1.B19" svg:x="0.77cm" svg:y="0.855cm" svg:width="11.658cm" svg:height="7.545cm">
          <chartooo:coordinate-region svg:x="1.497cm" svg:y="1.067cm" svg:width="10.74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11:Feuil1.B19" chart:class="chart:scatter">
            <chart:domain table:cell-range-address="Feuil1.A11:Feuil1.A1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1.A11:Feuil1.A19</svg:desc>
                </draw:g>
              </table:table-cell>
              <table:table-cell office:value-type="float" office:value="0.55">
                <text:p>0.55</text:p>
                <draw:g>
                  <svg:desc>Feuil1.B11:Feuil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94">
                <text:p>0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068cm" svg:y="4.188cm" style:legend-expansion="high" chart:style-name="ch2"/>
        <chart:plot-area chart:style-name="ch3" table:cell-range-address="Feuil1.B37:Feuil1.B43 Feuil1.D37:Feuil1.D43" chart:data-source-has-labels="column" svg:x="0.77cm" svg:y="0.855cm" svg:width="11.658cm" svg:height="7.545cm">
          <chartooo:coordinate-region svg:x="1.497cm" svg:y="1.067cm" svg:width="10.599cm" svg:height="6.66cm"/>
          <chart:axis chart:dimension="x" chart:name="primary-x" chart:style-name="ch4" chartooo:axis-type="auto">
            <chart:categories table:cell-range-address="Feuil1.B37:Feuil1.B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1.B37:Feuil1.B43" chart:class="chart:scatter">
            <chart:domain table:cell-range-address="Feuil1.D37:Feuil1.D4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.303030303030303">
                <text:p>0</text:p>
                <draw:g>
                  <svg:desc>Feuil1.B37:Feuil1.B43</svg:desc>
                </draw:g>
              </table:table-cell>
              <table:table-cell office:value-type="float" office:value="0.652286355846432">
                <text:p>0.652286355846432</text:p>
                <draw:g>
                  <svg:desc>Feuil1.D37:Feuil1.D43</svg:desc>
                </draw:g>
              </table:table-cell>
              <table:table-cell office:value-type="float" office:value="0.303030303030303">
                <text:p>0.303030303030303</text:p>
                <draw:g>
                  <svg:desc>Feuil1.B37:Feuil1.B43</svg:desc>
                </draw:g>
              </table:table-cell>
            </table:table-row>
            <table:table-row>
              <table:table-cell office:value-type="float" office:value="0.441176470588235">
                <text:p>0</text:p>
              </table:table-cell>
              <table:table-cell office:value-type="float" office:value="0.709110029307187">
                <text:p>0.709110029307187</text:p>
              </table:table-cell>
              <table:table-cell office:value-type="float" office:value="0.441176470588235">
                <text:p>0.441176470588235</text:p>
              </table:table-cell>
            </table:table-row>
            <table:table-row>
              <table:table-cell office:value-type="float" office:value="0.526315789473684">
                <text:p>0</text:p>
              </table:table-cell>
              <table:table-cell office:value-type="float" office:value="0.857272223150793">
                <text:p>0.857272223150793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0.740740740740741">
                <text:p>0</text:p>
              </table:table-cell>
              <table:table-cell office:value-type="float" office:value="0.922472210988946">
                <text:p>0.922472210988946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975609756097561">
                <text:p>0</text:p>
              </table:table-cell>
              <table:table-cell office:value-type="float" office:value="0.956776497628375">
                <text:p>0.956776497628375</text:p>
              </table:table-cell>
              <table:table-cell office:value-type="float" office:value="0.975609756097561">
                <text:p>0.975609756097561</text:p>
              </table:table-cell>
            </table:table-row>
            <table:table-row>
              <table:table-cell office:value-type="float" office:value="1.13636363636364">
                <text:p/>
              </table:table-cell>
              <table:table-cell office:value-type="float" office:value="0.970158637007831">
                <text:p>0.970158637007831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float" office:value="1.30434782608696">
                <text:p/>
              </table:table-cell>
              <table:table-cell office:value-type="float" office:value="0.983358681004936">
                <text:p>0.983358681004936</text:p>
              </table:table-cell>
              <table:table-cell office:value-type="float" office:value="1.30434782608696">
                <text:p>1.30434782608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953cm" svg:height="7.224cm" xlink:href=".." xlink:type="simple" chart:class="chart:scatter" chart:column-mapping="0" chart:style-name="ch1">
        <chart:plot-area chart:style-name="ch2" table:cell-range-address="Feuil1.B29:Feuil1.B35 Feuil1.D29:Feuil1.D35" chart:data-source-has-labels="column" svg:x="1.044cm" svg:y="0.348cm" svg:width="8.737cm" svg:height="6.228cm">
          <chartooo:coordinate-region svg:x="1.771cm" svg:y="0.56cm" svg:width="7.917cm" svg:height="5.343cm"/>
          <chart:axis chart:dimension="x" chart:name="primary-x" chart:style-name="ch3" chartooo:axis-type="auto">
            <chart:categories table:cell-range-address="Feuil1.B29:Feuil1.B3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1.B29:Feuil1.B35" chart:class="chart:scatter">
            <chart:domain table:cell-range-address="Feuil1.D29:Feuil1.D35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.217391304347826">
                <text:p>0</text:p>
                <draw:g>
                  <svg:desc>Feuil1.B29:Feuil1.B35</svg:desc>
                </draw:g>
              </table:table-cell>
              <table:table-cell office:value-type="float" office:value="0.611477277525232">
                <text:p>0.611477277525232</text:p>
                <draw:g>
                  <svg:desc>Feuil1.D29:Feuil1.D35</svg:desc>
                </draw:g>
              </table:table-cell>
              <table:table-cell office:value-type="float" office:value="0.217391304347826">
                <text:p>0.217391304347826</text:p>
                <draw:g>
                  <svg:desc>Feuil1.B29:Feuil1.B35</svg:desc>
                </draw:g>
              </table:table-cell>
            </table:table-row>
            <table:table-row>
              <table:table-cell office:value-type="float" office:value="0.434782608695652">
                <text:p>0</text:p>
              </table:table-cell>
              <table:table-cell office:value-type="float" office:value="0.7784491581674">
                <text:p>0.7784491581674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float" office:value="0.652173913043478">
                <text:p>0</text:p>
              </table:table-cell>
              <table:table-cell office:value-type="float" office:value="0.86475945895916">
                <text:p>0.86475945895916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float" office:value="0.869565217391304">
                <text:p>0</text:p>
              </table:table-cell>
              <table:table-cell office:value-type="float" office:value="0.915457111378462">
                <text:p>0.91545711137846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1.08695652173913">
                <text:p/>
              </table:table-cell>
              <table:table-cell office:value-type="float" office:value="0.950014741538563">
                <text:p>0.950014741538563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float" office:value="1.30434782608696">
                <text:p/>
              </table:table-cell>
              <table:table-cell office:value-type="float" office:value="0.956776497628375">
                <text:p>0.956776497628375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float" office:value="1.52173913043478">
                <text:p/>
              </table:table-cell>
              <table:table-cell office:value-type="float" office:value="0.970158637007831">
                <text:p>0.970158637007831</text:p>
              </table:table-cell>
              <table:table-cell office:value-type="float" office:value="1.52173913043478">
                <text:p>1.521739130434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877cm" svg:height="9cm" xlink:href=".." xlink:type="simple" chart:class="chart:scatter" chart:column-mapping="1 0" chart:style-name="ch1">
        <chart:legend chart:legend-position="end" svg:x="12.945cm" svg:y="4.188cm" style:legend-expansion="high" chart:style-name="ch2"/>
        <chart:plot-area chart:style-name="ch3" table:cell-range-address="Feuil1.D46:Feuil1.D52 Feuil1.B46:Feuil1.B52" svg:x="-0.318cm" svg:y="1.33cm" svg:width="11.575cm" svg:height="7.544cm">
          <chartooo:coordinate-region svg:x="0.409cm" svg:y="1.543cm" svg:width="10.661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46:Feuil1.B52" chart:class="chart:scatter">
            <chart:domain table:cell-range-address="Feuil1.D46:Feuil1.D5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83982323987">
                <text:p>5.383982323987</text:p>
                <draw:g>
                  <svg:desc>Feuil1.D46:Feuil1.D52</svg:desc>
                </draw:g>
              </table:table-cell>
              <table:table-cell office:value-type="float" office:value="0.2">
                <text:p>0.2</text:p>
                <draw:g>
                  <svg:desc>Feuil1.B46:Feuil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8396179488578">
                <text:p>5.983961794885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3198869154017">
                <text:p>7.031988691540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6259992704992">
                <text:p>8.462599927049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2533093219825">
                <text:p>9.325330932198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7176869185275">
                <text:p>9.7717686918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1147415421612">
                <text:p>10.114741542161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Windows_x86 LibreOffice_project/5464147a081647a250913f19c0715bca595af2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